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style:writing-mode="lr-tb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048cm" fo:min-width="1.6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Arrowheads_20_1" draw:textarea-horizontal-align="justify" draw:textarea-vertical-align="middle" draw:auto-grow-height="false" fo:min-height="1.268cm" fo:min-width="4.7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268cm" fo:min-width="4.7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268cm" fo:min-width="5.1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363cm" fo:min-width="3.9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078cm" fo:min-width="3.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443cm" fo:min-width="1.8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499cm" fo:min-width="2.6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9" svg:width="3.758cm" svg:height="2.117cm" svg:x="5.987cm" svg:y="-0.57cm"><text:p><text:s text:c="7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8" svg:width="3.626cm" svg:height="2.885cm" svg:x="6.198cm" svg:y="2.288cm"><text:p>Web/Video </text:p><text:p><text:s text:c="5"/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Shape3" draw:style-name="gr7" draw:text-style-name="P2" svg:width="3.414cm" svg:height="1.191cm" svg:x="12.151cm" svg:y="3.161cm"><text:p text:style-name="P2">No video pat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3_0" draw:style-name="gr7" draw:text-style-name="P2" svg:width="3.414cm" svg:height="1.191cm" svg:x="6.384cm" svg:y="5.992cm"><text:p text:style-name="P2">Collection of data</text:p><text:p text:style-name="P2">fram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3_1" draw:style-name="gr7" draw:text-style-name="P2" svg:width="3.414cm" svg:height="1.191cm" svg:x="12.416cm" svg:y="5.727cm"><text:p text:style-name="P2">Termina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3_2" draw:style-name="gr6" draw:text-style-name="P2" svg:width="4.049cm" svg:height="1.509cm" svg:x="6.066cm" svg:y="7.923cm"><text:p text:style-name="P2">image processing</text:p><text:p text:style-name="P2">using PyTorch</text:p><text:p text:style-name="P2">and openc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3_3" draw:style-name="gr5" draw:text-style-name="P2" svg:width="5.319cm" svg:height="1.403cm" svg:x="5.722cm" svg:y="10.172cm"><text:p text:style-name="P2">Generate and Train</text:p><text:p text:style-name="P2">Data classifier opencv</text:p><text:p text:style-name="P2">using Pytorc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3_5" draw:style-name="gr5" draw:text-style-name="P2" svg:width="5.319cm" svg:height="1.403cm" svg:x="5.96cm" svg:y="14.564cm"><text:p text:style-name="P2">Load model pt file</text:p><text:p text:style-name="P2">from di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3_6" draw:style-name="gr5" draw:text-style-name="P2" svg:width="5.319cm" svg:height="1.403cm" svg:x="5.907cm" svg:y="16.708cm"><text:p text:style-name="P2">Load person from</text:p><text:p text:style-name="P2">video stream/vide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_7" draw:style-name="gr4" draw:text-style-name="P2" svg:width="4.896cm" svg:height="1.403cm" svg:x="5.987cm" svg:y="18.718cm"><text:p text:style-name="P2">Image preprocssing</text:p><text:p text:style-name="P2">using PyTorch and</text:p><text:p text:style-name="P2">openc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3_8" draw:style-name="gr4" draw:text-style-name="P2" svg:width="4.896cm" svg:height="1.403cm" svg:x="5.934cm" svg:y="20.729cm"><text:p text:style-name="P2">Apply bounding box</text:p><text:p text:style-name="P2">on detector per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3_4" draw:style-name="gr5" draw:text-style-name="P2" svg:width="5.319cm" svg:height="1.403cm" svg:x="5.907cm" svg:y="12.474cm"><text:p text:style-name="P2">Serlalize data</text:p><text:p text:style-name="P2"><text:s/>Classifier and save pt</text:p><text:p text:style-name="P2">fil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3_9" draw:style-name="gr3" draw:text-style-name="P2" svg:width="4.896cm" svg:height="1.403cm" svg:x="5.696cm" svg:y="22.978cm"><text:p text:style-name="P2">show resul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" draw:name="Shape4" draw:style-name="gr2" draw:text-style-name="P2" svg:x1="7.945cm" svg:y1="1.547cm" svg:x2="7.945cm" svg:y2="2.288cm"><text:p/></draw:line><draw:line text:anchor-type="paragraph" draw:z-index="14" draw:name="Shape4_0" draw:style-name="gr2" draw:text-style-name="P2" svg:x1="9.823cm" svg:y1="3.717cm" svg:x2="12.151cm" svg:y2="3.77cm"><text:p/></draw:line><draw:line text:anchor-type="paragraph" draw:z-index="15" draw:name="Shape4_2" draw:style-name="gr2" draw:text-style-name="P2" svg:x1="14.109cm" svg:y1="4.352cm" svg:x2="14.109cm" svg:y2="5.728cm"><text:p/></draw:line><draw:line text:anchor-type="paragraph" draw:z-index="16" draw:name="Shape4_3" draw:style-name="gr2" draw:text-style-name="P3" svg:x1="8.05cm" svg:y1="5.171cm" svg:x2="8.05cm" svg:y2="6.125cm"><text:p/></draw:line><draw:line text:anchor-type="paragraph" draw:z-index="17" draw:name="Shape4_4" draw:style-name="gr2" draw:text-style-name="P2" svg:x1="8.13cm" svg:y1="7.183cm" svg:x2="8.13cm" svg:y2="7.924cm"><text:p/></draw:line><draw:line text:anchor-type="paragraph" draw:z-index="18" draw:name="Shape4_5" draw:style-name="gr2" draw:text-style-name="P2" svg:x1="8.262cm" svg:y1="11.575cm" svg:x2="8.262cm" svg:y2="12.369cm"><text:p/></draw:line><draw:line text:anchor-type="paragraph" draw:z-index="19" draw:name="Shape4_6" draw:style-name="gr2" draw:text-style-name="P2" svg:x1="8.183cm" svg:y1="9.432cm" svg:x2="8.209cm" svg:y2="10.173cm"><text:p/></draw:line><draw:line text:anchor-type="paragraph" draw:z-index="20" draw:name="Shape4_7" draw:style-name="gr2" draw:text-style-name="P2" svg:x1="8.315cm" svg:y1="13.877cm" svg:x2="8.315cm" svg:y2="14.671cm"><text:p/></draw:line><draw:line text:anchor-type="paragraph" draw:z-index="21" draw:name="Shape4_8" draw:style-name="gr2" draw:text-style-name="P2" svg:x1="8.341cm" svg:y1="15.967cm" svg:x2="8.341cm" svg:y2="16.761cm"><text:p/></draw:line><draw:line text:anchor-type="paragraph" draw:z-index="22" draw:name="Shape4_9" draw:style-name="gr2" draw:text-style-name="P2" svg:x1="8.289cm" svg:y1="18.11cm" svg:x2="8.289cm" svg:y2="18.719cm"><text:p/></draw:line><draw:line text:anchor-type="paragraph" draw:z-index="23" draw:name="Shape4_10" draw:style-name="gr2" draw:text-style-name="P2" svg:x1="8.209cm" svg:y1="22.132cm" svg:x2="8.235cm" svg:y2="22.979cm"><text:p/></draw:line><draw:line text:anchor-type="paragraph" draw:z-index="24" draw:name="Shape4_11" draw:style-name="gr2" draw:text-style-name="P2" svg:x1="8.341cm" svg:y1="24.38cm" svg:x2="8.341cm" svg:y2="24.989cm"><text:p/></draw:line><draw:custom-shape text:anchor-type="paragraph" draw:z-index="25" draw:name="Shape1_1" draw:style-name="gr1" draw:text-style-name="P1" svg:width="2.329cm" svg:height="1.482cm" svg:x="7.098cm" svg:y="24.963cm"><text:p text:style-name="P1"><text:span text:style-name="T1"><text:s text:c="4"/></text:span><text:span text:style-name="T1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7:48:28.733873134</meta:creation-date>
    <dc:date>2022-07-18T18:31:54.931729790</dc:date>
    <meta:editing-duration>PT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